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Ubuntu" fo:font-size="16pt" fo:font-weight="bold" officeooo:rsid="000af56b" officeooo:paragraph-rsid="000af56b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Ubuntu" fo:font-size="16pt" fo:font-weight="bold" officeooo:rsid="000b2f12" officeooo:paragraph-rsid="000b2f12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Ubuntu" fo:font-size="16pt" fo:font-weight="bold" officeooo:rsid="000af56b" officeooo:paragraph-rsid="000af56b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Ubuntu" fo:font-size="16pt" fo:font-weight="bold" officeooo:rsid="000b2f12" officeooo:paragraph-rsid="000b2f12" style:font-size-asian="14pt" style:font-weight-asian="bold" style:font-size-complex="16pt" style:font-weight-complex="bold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0b2f12" style:font-size-asian="10.5pt" style:font-size-complex="12pt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0b2f12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STGIS</text:p>
      <text:p text:style-name="P1"><text:span text:style-name="T1"/></text:p>
      <text:p text:style-name="P1"><text:span text:style-name="T1"/></text:p>
      <text:p text:style-name="P2"><text:span text:style-name="T1">O QUE É POSTGIS:</text:span></text:p>
      <text:p text:style-name="P4"><text:span text:style-name="T1"><text:tab/></text:span><text:span text:style-name="T3">É uma extensão espacial gratuita. Sua construção é feita sobre o sistema de gerenciamento de banco de dados objeto relacional PostgreSQL, que permite o uso de objetos </text:span><text:span text:style-name="T1">GIS</text:span><text:span text:style-name="T3"> ser armazenado em banco de dados.</text:span></text:p>
      <text:p text:style-name="P3"><text:span text:style-name="T1"/></text:p>
      <text:p text:style-name="P3"><text:span text:style-name="T1"/></text:p>
      <text:p text:style-name="P2"><text:span text:style-name="T1">CRIANDO UMA EXTENSÃO POSTGIS</text:span></text:p>
      <text:p text:style-name="P3"><text:span text:style-name="T1"><text:tab/>→ </text:span><text:span text:style-name="T4">Acessar o postgres e entrar no psql</text:span></text:p>
      <text:p text:style-name="P3"><text:span text:style-name="T3"><text:tab/></text:span><text:span text:style-name="T1">→</text:span><text:span text:style-name="T3"> </text:span><text:span text:style-name="T4">No psql, criar a extensão postgis. Essa extensão te permite </text:span><text:span text:style-name="T2">carregar</text:span><text:span text:style-name="T4"> os objetos <text:tab/>empacotados</text:span></text:p>
      <text:p text:style-name="P3"><text:span text:style-name="T3"><text:tab/><text:tab/></text:span><text:span text:style-name="T1">CREATE EXTENSION postgis;</text:span></text:p>
      <text:p text:style-name="P3"><text:span text:style-name="T1"/></text:p>
      <text:p text:style-name="P3"><text:span text:style-name="T1"><text:tab/></text:span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11:00:58.786944660</meta:creation-date>
    <dc:date>2023-05-24T15:43:14.345765774</dc:date>
    <meta:editing-duration>PT4H32M5S</meta:editing-duration>
    <meta:editing-cycles>1</meta:editing-cycles>
    <meta:document-statistic meta:table-count="0" meta:image-count="0" meta:object-count="0" meta:page-count="1" meta:paragraph-count="8" meta:word-count="69" meta:character-count="417" meta:non-whitespace-character-count="348"/>
    <meta:generator>LibreOffice/7.3.7.2$Linux_X86_64 LibreOffice_project/30$Build-2</meta:generator>
  </office:meta>
</office:document-meta>
</file>